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5" style:family="paragraph" style:parent-style-name="Heading_20_2">
      <style:text-properties fo:font-size="16pt" style:font-name-asian="宋体1" style:font-size-asian="16pt" style:font-weight-asian="bold" style:font-size-complex="16pt"/>
    </style:style>
    <style:style style:name="P6" style:family="paragraph" style:parent-style-name="Table_20_Contents">
      <style:text-properties fo:font-size="16pt" officeooo:rsid="0017c0fd" officeooo:paragraph-rsid="0017c0fd" style:font-size-asian="16pt" style:font-size-complex="16pt"/>
    </style:style>
    <style:style style:name="P7" style:family="paragraph" style:parent-style-name="Table_20_Contents">
      <style:text-properties fo:font-size="16pt" officeooo:rsid="0019b8ad" officeooo:paragraph-rsid="0019b8ad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fo:font-size="10.5pt"/>
    </style:style>
    <style:style style:name="T4" style:family="text">
      <style:text-properties style:font-name="Calibri"/>
    </style:style>
    <style:style style:name="T5" style:family="text">
      <style:text-properties style:font-name="Calibri" fo:font-size="10.5pt"/>
    </style:style>
    <style:style style:name="T6" style:family="text">
      <style:text-properties fo:color="#000000"/>
    </style:style>
    <style:style style:name="T7" style:family="text">
      <style:text-properties fo:color="#000000" style:font-name="Calibri"/>
    </style:style>
    <style:style style:name="T8" style:family="text">
      <style:text-properties fo:color="#000000" style:font-name="Calibri" fo:font-size="10.5pt"/>
    </style:style>
    <style:style style:name="T9" style:family="text">
      <style:text-properties fo:color="#000000" fo:font-size="10.5pt"/>
    </style:style>
    <style:style style:name="T10" style:family="text">
      <style:text-properties fo:color="#000000" style:font-name-asian="宋体1"/>
    </style:style>
    <style:style style:name="T11" style:family="text">
      <style:text-properties fo:color="#000000" style:font-name-asian="宋体1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上传的单个文件的大小限制</text:h>
      <text:p text:style-name="P3"><text:span text:style-name="T1">限制上传文件的大小很简单，</text:span>ServletFileUpload<text:span text:style-name="T1">类的</text:span><text:span text:style-name="T4">setFileSizeMax</text:span>(long)<text:span text:style-name="T1">就可以了。参数就是上传文件的上限字节数，例如</text:span><text:span text:style-name="T4">servletFileUpload.setFileSizeMax(1024*10)</text:span><text:span text:style-name="T1">表示上限为</text:span><text:span text:style-name="T4">10KB</text:span><text:span text:style-name="T1">。</text:span></text:p>
      <text:p text:style-name="P2"><text:span text:style-name="T1">一旦上传的文件超出了上限，那么就会抛出</text:span><text:span text:style-name="T4">FileUploadBase</text:span>.<text:span text:style-name="T4">FileSizeLimitExceededException</text:span><text:span text:style-name="T1">异常。我们可以在</text:span>Servlet<text:span text:style-name="T1">中获取这个异常，然后向页面输出“上传的文件超出限制”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6">//设置单个文件的最大值,以字节为单位</text:p>
            <text:p text:style-name="P6"><text:tab/><text:tab/>sfu.setFileSizeMax(1024*10);</text:p>
          </table:table-cell>
        </table:table-row>
      </table:table>
      <text:h text:style-name="P5" text:outline-level="2">上传文件的总大小限制</text:h>
      <text:p text:style-name="P4"><text:span text:style-name="T1">上传文件的表单中可能允许上传多个文件，例如：</text:span></text:p>
      <text:p text:style-name="P3"><text:span text:style-name="T1">有时我们需要限制一个请求的大小。也就是说这个请求的最大字节数（所有表单项之和）！实现这一功能也很简单，只需要调用</text:span>ServletFileUpload<text:span text:style-name="T1">类的</text:span><text:span text:style-name="T4">setSizeMax(long)</text:span><text:span text:style-name="T1">方法即可。</text:span></text:p>
      <text:p text:style-name="P2"><text:span text:style-name="T1">例如</text:span>fileUpload.setSizeMax(1024 * 10);<text:span text:style-name="T1">，显示整个请求的上限为</text:span><text:span text:style-name="T4">10KB</text:span><text:span text:style-name="T1">。当请求大小超出</text:span><text:span text:style-name="T4">10KB</text:span><text:span text:style-name="T1">时，</text:span><text:span text:style-name="T4">ServletFileUpload</text:span><text:span text:style-name="T1">类的</text:span><text:span text:style-name="T4">parseRequest()</text:span><text:span text:style-name="T1">方法会抛出</text:span><text:bookmark-start text:name="__DdeLink__2_831905637"/><text:span text:style-name="T7">FileUploadBase</text:span><text:span text:style-name="T6">.</text:span><text:span text:style-name="T7">SizeLimitExceededException</text:span><text:bookmark-end text:name="__DdeLink__2_831905637"/><text:span text:style-name="T10">异常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//设置文件上传的总大小</text:p>
            <text:p text:style-name="P7"><text:tab/><text:tab/>sfu.setSizeMax(1024*30);</text:p>
          </table:table-cell>
        </table:table-row>
      </table:table>
      <text:p text:style-name="P2"><text:span text:style-name="T1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20S</meta:editing-duration>
    <meta:editing-cycles>5</meta:editing-cycles>
    <meta:generator>LibreOffice/5.3.0.3$Windows_X86_64 LibreOffice_project/7074905676c47b82bbcfbea1aeefc84afe1c50e1</meta:generator>
    <dc:date>2018-03-22T18:26:22.243000000</dc:date>
    <meta:document-statistic meta:table-count="2" meta:image-count="0" meta:object-count="0" meta:page-count="1" meta:paragraph-count="11" meta:word-count="283" meta:character-count="603" meta:non-whitespace-character-count="597"/>
    <meta:user-defined meta:name="Info 1"/>
    <meta:user-defined meta:name="Info 2"/>
    <meta:user-defined meta:name="Info 3"/>
    <meta:user-defined meta:name="Info 4"/>
  </office:meta>
</office:document-meta>
</file>